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931" officeooo:paragraph-rsid="00184931"/>
    </style:style>
    <style:style style:name="P2" style:family="paragraph" style:parent-style-name="Standard">
      <style:text-properties officeooo:rsid="00189de1" officeooo:paragraph-rsid="00189de1"/>
    </style:style>
    <style:style style:name="P3" style:family="paragraph" style:parent-style-name="Standard">
      <style:text-properties officeooo:rsid="00189de1" officeooo:paragraph-rsid="0023fbdd"/>
    </style:style>
    <style:style style:name="P4" style:family="paragraph" style:parent-style-name="Standard">
      <style:text-properties officeooo:rsid="00189de1" officeooo:paragraph-rsid="001f139e"/>
    </style:style>
    <style:style style:name="P5" style:family="paragraph" style:parent-style-name="Standard">
      <style:text-properties officeooo:rsid="00189de1" officeooo:paragraph-rsid="00294222"/>
    </style:style>
    <style:style style:name="P6" style:family="paragraph" style:parent-style-name="Standard">
      <style:text-properties officeooo:rsid="001a04a9" officeooo:paragraph-rsid="001a04a9"/>
    </style:style>
    <style:style style:name="P7" style:family="paragraph" style:parent-style-name="Standard">
      <style:text-properties officeooo:rsid="001f139e" officeooo:paragraph-rsid="00189de1"/>
    </style:style>
    <style:style style:name="P8" style:family="paragraph" style:parent-style-name="Standard">
      <style:text-properties officeooo:rsid="0021dad8" officeooo:paragraph-rsid="0021dad8"/>
    </style:style>
    <style:style style:name="P9" style:family="paragraph" style:parent-style-name="Standard">
      <style:text-properties officeooo:rsid="00261115" officeooo:paragraph-rsid="00261115"/>
    </style:style>
    <style:style style:name="P10" style:family="paragraph" style:parent-style-name="Standard">
      <style:text-properties officeooo:rsid="002b0841" officeooo:paragraph-rsid="002b0841"/>
    </style:style>
    <style:style style:name="P11" style:family="paragraph" style:parent-style-name="Standard">
      <style:text-properties officeooo:rsid="002b5eac" officeooo:paragraph-rsid="002cb57b"/>
    </style:style>
    <style:style style:name="P12" style:family="paragraph" style:parent-style-name="Standard">
      <style:text-properties officeooo:paragraph-rsid="002e97fa"/>
    </style:style>
    <style:style style:name="P13" style:family="paragraph" style:parent-style-name="Standard">
      <style:text-properties officeooo:rsid="002e97fa" officeooo:paragraph-rsid="002e97fa"/>
    </style:style>
    <style:style style:name="T1" style:family="text">
      <style:text-properties officeooo:rsid="001a04a9"/>
    </style:style>
    <style:style style:name="T2" style:family="text">
      <style:text-properties officeooo:rsid="001bbf78"/>
    </style:style>
    <style:style style:name="T3" style:family="text">
      <style:text-properties style:font-name="sans-serif" fo:font-size="9pt"/>
    </style:style>
    <style:style style:name="T4" style:family="text">
      <style:text-properties style:font-name="sans-serif" fo:font-size="9pt" officeooo:rsid="0021dad8"/>
    </style:style>
    <style:style style:name="T5" style:family="text">
      <style:text-properties style:font-name="sans-serif" fo:font-size="9pt" officeooo:rsid="001a04a9"/>
    </style:style>
    <style:style style:name="T6" style:family="text">
      <style:text-properties style:font-name="sans-serif" fo:font-size="9pt" officeooo:rsid="0023fbdd"/>
    </style:style>
    <style:style style:name="T7" style:family="text">
      <style:text-properties style:font-name="sans-serif" fo:font-size="9pt" officeooo:rsid="0024a18b"/>
    </style:style>
    <style:style style:name="T8" style:family="text">
      <style:text-properties style:font-name="sans-serif" fo:font-size="9pt" officeooo:rsid="00261115"/>
    </style:style>
    <style:style style:name="T9" style:family="text">
      <style:text-properties style:font-name="sans-serif" fo:font-size="9pt" officeooo:rsid="0027781d"/>
    </style:style>
    <style:style style:name="T10" style:family="text">
      <style:text-properties style:font-name="sans-serif" fo:font-size="9pt" officeooo:rsid="00294222"/>
    </style:style>
    <style:style style:name="T11" style:family="text">
      <style:text-properties style:font-name="sans-serif" fo:font-size="9pt" officeooo:rsid="002b0841"/>
    </style:style>
    <style:style style:name="T12" style:family="text">
      <style:text-properties style:font-name="sans-serif" fo:font-size="9pt" officeooo:rsid="002b5eac"/>
    </style:style>
    <style:style style:name="T13" style:family="text">
      <style:text-properties style:font-name="sans-serif" fo:font-size="9pt" officeooo:rsid="002e97fa"/>
    </style:style>
    <style:style style:name="T14" style:family="text">
      <style:text-properties style:font-name="sans-serif" fo:font-size="9pt" officeooo:rsid="003062ee"/>
    </style:style>
    <style:style style:name="T15" style:family="text">
      <style:text-properties officeooo:rsid="002b5eac"/>
    </style:style>
    <style:style style:name="T16" style:family="text">
      <style:text-properties officeooo:rsid="002cb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erciements :</text:p>
      <text:p text:style-name="P1"/>
      <text:p text:style-name="P8"><text:bookmark-start text:name="__DdeLink__6_1781610539"/><text:span text:style-name="T3">J’aimerais remercier </text:span><text:span text:style-name="T6">toutes les</text:span><text:span text:style-name="T3"> personnes qui </text:span><text:span text:style-name="T6">m’ont entourée lors de ces trois ans et demi de thèse. Elles </text:span><text:span text:style-name="T3">ont </text:span><text:span text:style-name="T6">toutes contribué à leur manière, </text:span><text:span text:style-name="T7">plus ou moins directement et plus ou moins consciemment, à la création de cette thèse. </text:span><text:span text:style-name="T3"><text:s/></text:span></text:p>
      <text:p text:style-name="P8"><text:span text:style-name="T3"/></text:p>
      <text:p text:style-name="P3"><text:span text:style-name="T3"><text:s/>Je voudrais tout d’abord remercier </text:span><text:span text:style-name="T4">mes deux directeurs de thèses, Julien Billard et Corinne Augier pour m’avoir </text:span><text:span text:style-name="T8">épaulé</text:span><text:span text:style-name="T4"> </text:span><text:span text:style-name="T8">si remarquablement</text:span><text:span text:style-name="T4"> </text:span><text:span text:style-name="T8">tout au long</text:span><text:span text:style-name="T4"> de </text:span><text:span text:style-name="T8">la </text:span><text:span text:style-name="T4">thèse et pour leur soutien indéfectible pourtant mis à rude épreuve. Julien, je suis honoré d’avoir été ton </text:span><text:span text:style-name="T6">premier</text:span><text:span text:style-name="T4"> doctorant. Je te suis reconnaissant pour ta présence, </text:span><text:span text:style-name="T6">ton partage de </text:span><text:span text:style-name="T9">ta</text:span><text:span text:style-name="T6"> culture scientifique</text:span><text:span text:style-name="T4"> </text:span><text:span text:style-name="T6">et ta vison</text:span><text:span text:style-name="T5"> </text:span><text:span text:style-name="T6">toujours </text:span><text:span text:style-name="T5">optimis</text:span><text:span text:style-name="T6">te, audacieuse et éclairée qui à pav</text:span><text:span text:style-name="T8">er</text:span><text:span text:style-name="T6"> mon travail</text:span><text:span text:style-name="T5">. C</text:span><text:span text:style-name="T6">orinne, ma directrice 10\%, je te remercie d’avoir toujours trouvé le temps de me conseiller et guider dans </text:span><text:span text:style-name="T7">m</text:span><text:span text:style-name="T6">es projets de thèse et d’enseignement. </text:span><text:span text:style-name="T8">Tu t’es donné sans compter pour organiser et bonifier cette thèse, tu as tout fait pour garder mon esprit libre de s’adonner à la recherche. Pour ça, tu as toute ma gratitude.</text:span></text:p>
      <text:p text:style-name="P2"><text:span text:style-name="T3"/></text:p>
      <text:p text:style-name="P9"><text:span text:style-name="T3">J’adresse ensuite mes remerciements aux membres de mon jury de soutenance </text:span><text:span text:style-name="T9">pour l’intérêt qu’ils ont porté à mon sujet de thèse et le temps qu’ils ont consacré à l’évaluation de mon travail. Je remercie </text:span><text:span text:style-name="T3"><text:s/>Stefanos </text:span><text:span text:style-name="T9">Marnieros et Joseph Formaggio qui m’ont fait l’honneur d’être rapporteur de cette thèse ainsi que Claudia Nones et Dany Davesne qui ont accepté d’en être examinateurs.</text:span></text:p>
      <text:p text:style-name="P2"><text:span text:style-name="T3"/></text:p>
      <text:p text:style-name="P5"><text:span text:style-name="T3">J’aimerais ensuite remercier </text:span><text:span text:style-name="T8">tous les membres du </text:span><text:span text:style-name="T3">groupe de recherche MANOIR </text:span><text:span text:style-name="T10">avec qui j’ai partagé mon quotidien de doctorant : d’expérimentateur au cryostat, d’analyste dans nos bureaux, </text:span><text:span text:style-name="T11">de conférencier autour du monde</text:span><text:span text:style-name="T10"> et de bons vivants autour de crêpes, raclettes et autres prétexte </text:span><text:span text:style-name="T11">à se retrouver ensemble</text:span><text:span text:style-name="T10">. Je prends conscience de la chance d’avoir effectuer ma thèse à vos côtés. J’ose espérer que </text:span><text:span text:style-name="T11">j’emmène avec moi dans mes futurs aventures une petite étincelle de la</text:span><text:span text:style-name="T10"> bienveillance et la joie de vivre </text:span><text:span text:style-name="T11">ensemble</text:span><text:span text:style-name="T10"> qui anime ce groupe. </text:span><text:span text:style-name="T13">J’ose espérer pouvoir célébrer avec vous d’ici quelques années les prochains résultats de EDELWEISS et RICOCHET. </text:span><text:span text:style-name="T10">Un grand merci </text:span><text:span text:style-name="T11">donc</text:span><text:span text:style-name="T10"> à tous </text:span><text:span text:style-name="T11">les permanents</text:span><text:span text:style-name="T10">: Maryvonne, Alex, </text:span><text:span text:style-name="T11">Lionel,</text:span><text:span text:style-name="T10"> Véronique, Antoine, Jules, Corinne et Julien. </text:span><text:span text:style-name="T11">Ainsi qu’au</text:span><text:span text:style-name="T14">x</text:span><text:span text:style-name="T11"> </text:span><text:span text:style-name="T14">un-peu-</text:span><text:span text:style-name="T10">moins</text:span><text:span text:style-name="T14">-</text:span><text:span text:style-name="T10">permanents : Romain, Emeline, </text:span><text:span text:style-name="T11">Eva, </text:span><text:span text:style-name="T10">Quentin, Thomas</text:span><text:span text:style-name="T12">, </text:span><text:span text:style-name="T10">Valérian, </text:span><text:span text:style-name="T12">Hugues, </text:span><text:span text:style-name="T11">Jean-Baptiste et Jules.</text:span></text:p>
      <text:p text:style-name="P7"/>
      <text:p text:style-name="P10">Je remercie <text:span text:style-name="T1">ma famille, mes parents, mes grands-parents, tantes, oncles, cousins, petit-cousins pour les bons moments </text:span>partagés ensemble<text:span text:style-name="T1">, </text:span>votre<text:span text:style-name="T1"> soutien et votre curiosité toujours </text:span>renouvelée<text:span text:style-name="T1"> qui ont </text:span>agrémenté<text:span text:style-name="T1"> mes quelques années dans la physique fondamentale.</text:span></text:p>
      <text:p text:style-name="P6"/>
      <text:p text:style-name="P6"><text:span text:style-name="T15">Je remercie tout particulièrement </text:span>mon frère, Vladimir, qui m’a supporté, plus que je n’oserai l’admettre (j’y arriverai jamais Vlad!), tout au long de l’aventure <text:span text:style-name="T15">qu’est la thèse</text:span>! Je suis rav<text:span text:style-name="T2">i d’avoir vécu en ta compagnie d’avoir débattu, joué, ragé, dompté des fauves , rigolé, tout ça depuis notre repaire (sur l’équateur penché Mont-Blanc/centrale nucléaire !). J’ai été témoin de tes études à Lyon, de ton évolution au cours de ces années et j’ai hâte du spectacle que nous offrira ton épanouissement certain lors de ta thèse !</text:span></text:p>
      <text:p text:style-name="P2"/>
      <text:p text:style-name="P11">J’aimerais également exprimer de la gratitude pour mes amis, ceux que j’ai croisé et qui m’ont accompagnée tout au long de cette période de vie mouvementée. </text:p>
      <text:p text:style-name="P11">Merci à Emeline, tu as accepté un petit sauvage dans ton bureau et il est presque devenue doctorant civilisé le bougre, à part quand tu l’invites pour jouer et manger ! Merci à Romain, partenaire inestimable de montage-démontage de cryostat sur chant de Franconie, de grandes choses nous attendent ! M<text:span text:style-name="T16">erci à la grande Eva et notre maître absolu le chichissimme Gribouille, que nos discussions méta-physiques soient toujours entrecoupées des meilleurs bêtises ! </text:span></text:p>
      <text:p text:style-name="P12"><text:span text:style-name="T16">Merci à Hughes, second à la villicus E. pour l’hospitalité et les notes de sagesses. Merci à Danny pour avoir présidé ma soutenance de thèse, et m’avoir poussé et accompagnée dans des expériences marathonienne et dansantes hors-normes. Merci à Jean-Baptiste qui me laisse l’embêter et faire mon intéressant, courage pour à toi pour la suite de ta thèse. Merci (en vrac mais tout aussi pensé) à Beatrice, Sihem, Valérie, David, Pauline, Katia, Adriana, Marine.</text:span></text:p>
      <text:p text:style-name="P12"/>
      <text:p text:style-name="P13">Je remercie toute personne qui aura pris le temps de lire jusqu’ici, et qui s’apprête (sait-on jamais) à approfondir ses connaissances dans les bolomètres cryogéniques en lisant les quelques pages suivantes. <text:bookmark-end text:name="__DdeLink__6_1781610539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9:55:15.707300185</meta:creation-date>
    <dc:date>2021-05-13T00:51:23.620209839</dc:date>
    <meta:editing-duration>PT5M53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11" meta:word-count="688" meta:character-count="4353" meta:non-whitespace-character-count="3669"/>
  </office:meta>
</office:document-meta>
</file>